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7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office:value-type="date" office:date-value="2021-12-23" calcext:value-type="date">
            <text:p>23/12/21</text:p>
          </table:table-cell>
          <table:table-cell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office:value-type="date" office:date-value="2021-12-26" calcext:value-type="date">
            <text:p>26/12/21</text:p>
          </table:table-cell>
          <table:table-cell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00H21M00S" calcext:value-type="time">
            <text:p>00:21:00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7H15M00S" calcext:value-type="time">
            <text:p>17:15:00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0.8554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n_estimators 300, min_samples_split 35, min_samples_leaf 3 </text:p>
          </table:table-cell>
          <table:table-cell office:value-type="string" calcext:value-type="string">
            <text:p>Pruebo ajuste parámetros de RF</text:p>
          </table:table-cell>
        </table:table-row>
        <table:table-row table:style-name="ro2">
          <table:table-cell office:value-type="date" office:date-value="2021-12-27" calcext:value-type="date">
            <text:p>27/12/21</text:p>
          </table:table-cell>
          <table:table-cell office:value-type="time" office:time-value="PT18H39M00S" calcext:value-type="time">
            <text:p>18:39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656</text:p>
          </table:table-cell>
          <table:table-cell office:value-type="string" calcext:value-type="string">
            <text:p>0.8581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table:style-name="ce7" office:value-type="string" calcext:value-type="string">
            <text:p>Iterations 45, depth 6 learning_rate 0.31</text:p>
          </table:table-cell>
          <table:table-cell office:value-type="string" calcext:value-type="string">
            <text:p>Añado otro paremtro a catboost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00H50M00S" calcext:value-type="time">
            <text:p>00:50:0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.8583</text:p>
          </table:table-cell>
          <table:table-cell table:style-name="ce7" office:value-type="string" calcext:value-type="string">
            <text:p>0.8515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70, depth6, learning rate 0.31 weights todo a 1 salvo las reccomendations a 2</text:p>
          </table:table-cell>
          <table:table-cell office:value-type="string" calcext:value-type="string">
            <text:p>No quería subir esa :’)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17H59M00S" calcext:value-type="time">
            <text:p>17:59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669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0</text:p>
          </table:table-cell>
          <table:table-cell office:value-type="string" calcext:value-type="string">
            <text:p>Probando LXGB con parametros</text:p>
          </table:table-cell>
        </table:table-row>
        <table:table-row table:style-name="ro2">
          <table:table-cell office:value-type="date" office:date-value="2021-12-28" calcext:value-type="date">
            <text:p>28/12/21</text:p>
          </table:table-cell>
          <table:table-cell office:value-type="time" office:time-value="PT20H25M00S" calcext:value-type="time">
            <text:p>20:25:0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.8708</text:p>
          </table:table-cell>
          <table:table-cell office:value-type="string" calcext:value-type="string">
            <text:p>0.8601</text:p>
          </table:table-cell>
          <table:table-cell office:value-type="string" calcext:value-type="string">
            <text:p>Imputaciónd de valores simple y oversampling de 20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1</text:p>
          </table:table-cell>
          <table:table-cell office:value-type="string" calcext:value-type="string">
            <text:p>Pruebo a hacer oversampling, ha ido mejor de lo esperado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00H00M00S" calcext:value-type="time">
            <text:p>00:00:00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.8675</text:p>
          </table:table-cell>
          <table:table-cell office:value-type="string" calcext:value-type="string">
            <text:p>0.8609</text:p>
          </table:table-cell>
          <table:table-cell office:value-type="string" calcext:value-type="string">
            <text:p>Imputación de valores simple y undersampling de 200 instancias</text:p>
          </table:table-cell>
          <table:table-cell office:value-type="string" calcext:value-type="string">
            <text:p>LightXGBoost</text:p>
          </table:table-cell>
          <table:table-cell office:value-type="string" calcext:value-type="string">
            <text:p>n_estimators=100, learning_rate=0.072, num_leaves=29, min_child_samples=112</text:p>
          </table:table-cell>
          <table:table-cell office:value-type="string" calcext:value-type="string">
            <text:p>Pruebo el undersampling (la hora esta bien, ha sido a las 00 justas)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20H06M00S" calcext:value-type="time">
            <text:p>20:06: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</text:p>
          </table:table-cell>
          <table:table-cell office:value-type="string" calcext:value-type="string">
            <text:p>Ajusto parametros</text:p>
          </table:table-cell>
        </table:table-row>
        <table:table-row table:style-name="ro2">
          <table:table-cell office:value-type="date" office:date-value="2021-12-29" calcext:value-type="date">
            <text:p>29/12/21</text:p>
          </table:table-cell>
          <table:table-cell office:value-type="time" office:time-value="PT23H44M00S" calcext:value-type="time">
            <text:p>23:44: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8683</text:p>
          </table:table-cell>
          <table:table-cell office:value-type="string" calcext:value-type="string">
            <text:p>0.8630</text:p>
          </table:table-cell>
          <table:table-cell office:value-type="string" calcext:value-type="string">
            <text:p>Imputacion de valores simple</text:p>
          </table:table-cell>
          <table:table-cell office:value-type="string" calcext:value-type="string">
            <text:p>LGBM</text:p>
          </table:table-cell>
          <table:table-cell office:value-type="string" calcext:value-type="string">
            <text:p>boosting_type="goss", top_rate=0.42, max_depth=0, subsample_for_bin=3000, n_estimators=2500, learning_rate=0.005, num_leaves=29, min_child_samples=100, path_smooth=10</text:p>
          </table:table-cell>
          <table:table-cell office:value-type="string" calcext:value-type="string">
            <text:p>Intento mejorar parametr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22:11:20.3797138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1-12-29T23:45:58.408006786</dc:date>
    <meta:editing-duration>PT8H15M54S</meta:editing-duration>
    <meta:editing-cycles>11</meta:editing-cycles>
    <meta:document-statistic meta:table-count="1" meta:cell-count="116" meta:object-count="0"/>
  </office:meta>
</office:document-meta>
</file>